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28.89pt"/>
    </style:style>
    <style:style style:name="co13" style:family="table-column">
      <style:table-column-properties fo:break-before="auto" style:column-width="126.6pt"/>
    </style:style>
    <style:style style:name="co14" style:family="table-column">
      <style:table-column-properties fo:break-before="auto" style:column-width="127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 style:data-style-name="N100"/>
    <style:style style:name="ce12" style:family="table-cell" style:parent-style-name="Default" style:data-style-name="N136"/>
    <style:style style:name="ce13" style:family="table-cell" style:parent-style-name="Default" style:data-style-name="N137"/>
    <style:style style:name="ce14" style:family="table-cell" style:parent-style-name="Default" style:data-style-name="N126"/>
    <style:style style:name="ce1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fo:background-color="#dddddd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40">
      <style:table-cell-properties fo:background-color="#dddddd"/>
    </style:style>
    <style:style style:name="ce29" style:family="table-cell" style:parent-style-name="Default" style:data-style-name="N140"/>
    <style:style style:name="ce30" style:family="table-cell" style:parent-style-name="Default" style:data-style-name="N131"/>
    <style:style style:name="ce31" style:family="table-cell" style:parent-style-name="Default" style:data-style-name="N141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fin2.C11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11"/>
        <table:table-column table:style-name="co4" table:default-cell-style-name="ce11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2"/>
        <table:table-column table:style-name="co8" table:default-cell-style-name="ce12"/>
        <table:table-column table:style-name="co8" table:default-cell-style-name="ce14"/>
        <table:table-column table:style-name="co9" table:default-cell-style-name="ce12"/>
        <table:table-column table:style-name="co10" table:default-cell-style-name="Default"/>
        <table:table-row table:style-name="ro3">
          <table:table-cell table:style-name="ce12" office:value-type="string" calcext:value-type="string">
            <text:p>Default change</text:p>
          </table:table-cell>
          <table:table-cell table:style-name="ce14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74]" office:value-type="float" office:value="0" calcext:value-type="float">
            <text:p/>
          </table:table-cell>
          <table:table-cell table:style-name="ce12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75]" office:value-type="float" office:value="0" calcext:value-type="float">
            <text:p/>
          </table:table-cell>
          <table:table-cell table:style-name="ce12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76]" office:value-type="float" office:value="0" calcext:value-type="float">
            <text:p/>
          </table:table-cell>
          <table:table-cell table:style-name="ce12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77]" office:value-type="float" office:value="0" calcext:value-type="float">
            <text:p/>
          </table:table-cell>
          <table:table-cell table:style-name="ce12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78]" office:value-type="float" office:value="0" calcext:value-type="float">
            <text:p/>
          </table:table-cell>
          <table:table-cell table:style-name="ce12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79]" office:value-type="float" office:value="0" calcext:value-type="float">
            <text:p/>
          </table:table-cell>
          <table:table-cell table:style-name="ce12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0]" office:value-type="float" office:value="0" calcext:value-type="float">
            <text:p/>
          </table:table-cell>
          <table:table-cell table:style-name="ce12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1]" office:value-type="float" office:value="0" calcext:value-type="float">
            <text:p/>
          </table:table-cell>
          <table:table-cell table:style-name="ce12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2]" office:value-type="float" office:value="0" calcext:value-type="float">
            <text:p/>
          </table:table-cell>
          <table:table-cell table:style-name="ce12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3]" office:value-type="float" office:value="0" calcext:value-type="float">
            <text:p/>
          </table:table-cell>
          <table:table-cell table:style-name="ce12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4]" office:value-type="float" office:value="0" calcext:value-type="float">
            <text:p/>
          </table:table-cell>
          <table:table-cell table:style-name="ce12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5]" office:value-type="float" office:value="0" calcext:value-type="float">
            <text:p/>
          </table:table-cell>
          <table:table-cell table:style-name="ce12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6]" office:value-type="float" office:value="0" calcext:value-type="float">
            <text:p/>
          </table:table-cell>
          <table:table-cell table:style-name="ce12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7]" office:value-type="float" office:value="0" calcext:value-type="float">
            <text:p/>
          </table:table-cell>
          <table:table-cell table:style-name="ce12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8]" office:value-type="float" office:value="0" calcext:value-type="float">
            <text:p/>
          </table:table-cell>
          <table:table-cell table:style-name="ce12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2" table:formula="of:=['Previous Financials'.A89]" office:value-type="float" office:value="0" calcext:value-type="float">
            <text:p/>
          </table:table-cell>
          <table:table-cell table:style-name="ce12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5" office:value-type="string" calcext:value-type="string" table:number-columns-spanned="3" table:number-rows-spanned="1">
            <text:p>Previous Year's Financials</text:p>
          </table:table-cell>
          <table:covered-table-cell table:style-name="ce21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he first step to predicting the current year's expenses is to capture the previous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 office:value-type="string" calcext:value-type="string">
            <text:p>year's administrative expenses. This worksheet captures the previous years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 office:value-type="string" calcext:value-type="string">
            <text:p>administrative outflows.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 office:value-type="string" calcext:value-type="string">
            <text:p>When you start budgeting, your expenses might not have been audited and so these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 office:value-type="string" calcext:value-type="string">
            <text:p>expenses might not agree with the audited financial statements. You should select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 office:value-type="string" calcext:value-type="string">
            <text:p>“Yes” or “No” so that readers know whether these figures used for projecting the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 office:value-type="string" calcext:value-type="string">
            <text:p>current year's expenses are accurate.</text:p>
          </table:table-cell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6"/>
          <table:table-cell table:style-name="ce21"/>
          <table:table-cell table:style-name="ce24"/>
          <table:table-cell table:number-columns-repeated="6"/>
        </table:table-row>
        <table:table-row table:style-name="ro2">
          <table:table-cell table:style-name="ce17"/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8" office:value-type="string" calcext:value-type="string" table:number-columns-spanned="2" table:number-rows-spanned="1">
            <text:p>Have these figures been audited?</text:p>
          </table:table-cell>
          <table:covered-table-cell table:style-name="ce23"/>
          <table:table-cell table:style-name="ce26" table:content-validation-name="val1" office:value-type="string" calcext:value-type="string">
            <text:p>No</text:p>
          </table:table-cell>
          <table:table-cell table:number-columns-repeated="6"/>
        </table:table-row>
        <table:table-row table:style-name="ro2" table:number-rows-repeated="2">
          <table:table-cell table:style-name="ce17"/>
          <table:table-cell table:style-name="ce22"/>
          <table:table-cell table:style-name="ce25"/>
          <table:table-cell table:number-columns-repeated="6"/>
        </table:table-row>
        <table:table-row table:style-name="ro2">
          <table:table-cell table:style-name="ce19" office:value-type="string" calcext:value-type="string">
            <text:p>Category</text:p>
          </table:table-cell>
          <table:table-cell table:style-name="ce19" office:value-type="string" calcext:value-type="string">
            <text:p>Sub-category</text:p>
          </table:table-cell>
          <table:table-cell table:style-name="ce27"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20" office:value-type="string" calcext:value-type="string">
            <text:p>Repairs and Maintenance</text:p>
          </table:table-cell>
          <table:table-cell table:style-name="ce20"/>
          <table:table-cell table:style-name="ce28"/>
          <table:table-cell/>
          <table:table-cell table:style-name="ce29" table:formula="of:=IF(ISBLANK([.A15]); 0; SUM([.C15:.C$74])-SUM([.E16:.E$74]))" office:value-type="float" office:value="31" calcext:value-type="float">
            <text:p>R 31.00</text:p>
          </table:table-cell>
          <table:table-cell table:formula="of:=ROW([.F15])" office:value-type="float" office:value="15" calcext:value-type="float">
            <text:p>15</text:p>
          </table:table-cell>
          <table:table-cell table:formula="of:=ROW([.G15])" office:value-type="float" office:value="15" calcext:value-type="float">
            <text:p>15</text:p>
          </table:table-cell>
          <table:table-cell table:number-matrix-columns-spanned="1" table:number-matrix-rows-spanned="162" table:formula="of:=FREQUENCY([.G15:.G175];[.F15:.F175])" office:value-type="float" office:value="5" calcext:value-type="float">
            <text:p>5</text:p>
          </table:table-cell>
          <table:table-cell table:formula="of:=ROW([.I15])" office:value-type="float" office:value="15" calcext:value-type="float">
            <text:p>15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Foo1</text:p>
          </table:table-cell>
          <table:table-cell table:style-name="ce28" office:value-type="float" office:value="6" calcext:value-type="float">
            <text:p>R 6.00</text:p>
          </table:table-cell>
          <table:table-cell/>
          <table:table-cell table:style-name="ce29" table:formula="of:=IF(ISBLANK([.A16]); 0; SUM([.C16:.C$74])-SUM([.E17:.E$74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[.G15]+IF(ISBLANK([.A16]);0;1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15]+[.I15]" office:value-type="float" office:value="20" calcext:value-type="float">
            <text:p>20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Foo2</text:p>
          </table:table-cell>
          <table:table-cell table:style-name="ce28" office:value-type="float" office:value="12" calcext:value-type="float">
            <text:p>R 12.00</text:p>
          </table:table-cell>
          <table:table-cell/>
          <table:table-cell table:style-name="ce29" table:formula="of:=IF(ISBLANK([.A17]); 0; SUM([.C17:.C$74])-SUM([.E18:.E$74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H16]+[.I16]" office:value-type="float" office:value="23" calcext:value-type="float">
            <text:p>23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Foo3</text:p>
          </table:table-cell>
          <table:table-cell table:style-name="ce28" office:value-type="float" office:value="13" calcext:value-type="float">
            <text:p>R 13.00</text:p>
          </table:table-cell>
          <table:table-cell/>
          <table:table-cell table:style-name="ce29" table:formula="of:=IF(ISBLANK([.A18]); 0; SUM([.C18:.C$74])-SUM([.E19:.E$74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formula="of:=[.H17]+[.I17]" office:value-type="float" office:value="75" calcext:value-type="float">
            <text:p>75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19]); 0; SUM([.C19:.C$74])-SUM([.E20:.E$74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76" calcext:value-type="float">
            <text:p>176</text:p>
          </table:table-cell>
        </table:table-row>
        <table:table-row table:style-name="ro3">
          <table:table-cell table:style-name="ce20" office:value-type="string" calcext:value-type="string">
            <text:p>Bar</text:p>
          </table:table-cell>
          <table:table-cell table:style-name="ce20"/>
          <table:table-cell table:style-name="ce28"/>
          <table:table-cell/>
          <table:table-cell table:style-name="ce29" table:formula="of:=IF(ISBLANK([.A20]); 0; SUM([.C20:.C$74])-SUM([.E21:.E$74]))" office:value-type="float" office:value="5" calcext:value-type="float">
            <text:p>R 5.00</text:p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76" calcext:value-type="float">
            <text:p>176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Bar1</text:p>
          </table:table-cell>
          <table:table-cell table:style-name="ce28" office:value-type="float" office:value="5" calcext:value-type="float">
            <text:p>R 5.00</text:p>
          </table:table-cell>
          <table:table-cell/>
          <table:table-cell table:style-name="ce29" table:formula="of:=IF(ISBLANK([.A21]); 0; SUM([.C21:.C$74])-SUM([.E22:.E$74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22]); 0; SUM([.C22:.C$74])-SUM([.E23:.E$74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76" calcext:value-type="float">
            <text:p>176</text:p>
          </table:table-cell>
        </table:table-row>
        <table:table-row table:style-name="ro3">
          <table:table-cell table:style-name="ce20" office:value-type="string" calcext:value-type="string">
            <text:p>Baz</text:p>
          </table:table-cell>
          <table:table-cell table:style-name="ce20"/>
          <table:table-cell table:style-name="ce28"/>
          <table:table-cell/>
          <table:table-cell table:style-name="ce29" table:formula="of:=IF(ISBLANK([.A23]); 0; SUM([.C23:.C$74])-SUM([.E24:.E$74]))" office:value-type="float" office:value="222" calcext:value-type="float">
            <text:p>R 222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76" calcext:value-type="float">
            <text:p>176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Baz1</text:p>
          </table:table-cell>
          <table:table-cell table:style-name="ce28" office:value-type="float" office:value="9" calcext:value-type="float">
            <text:p>R 9.00</text:p>
          </table:table-cell>
          <table:table-cell/>
          <table:table-cell table:style-name="ce29" table:formula="of:=IF(ISBLANK([.A24]); 0; SUM([.C24:.C$74])-SUM([.E25:.E$74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76" calcext:value-type="float">
            <text:p>176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Baz2</text:p>
          </table:table-cell>
          <table:table-cell table:style-name="ce28" office:value-type="float" office:value="45" calcext:value-type="float">
            <text:p>R 45.00</text:p>
          </table:table-cell>
          <table:table-cell/>
          <table:table-cell table:style-name="ce29" table:formula="of:=IF(ISBLANK([.A25]); 0; SUM([.C25:.C$74])-SUM([.E26:.E$74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76" calcext:value-type="float">
            <text:p>176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Baz3</text:p>
          </table:table-cell>
          <table:table-cell table:style-name="ce28" office:value-type="float" office:value="123" calcext:value-type="float">
            <text:p>R 123.00</text:p>
          </table:table-cell>
          <table:table-cell/>
          <table:table-cell table:style-name="ce29" table:formula="of:=IF(ISBLANK([.A26]); 0; SUM([.C26:.C$74])-SUM([.E27:.E$74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76" calcext:value-type="float">
            <text:p>176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Baz4</text:p>
          </table:table-cell>
          <table:table-cell table:style-name="ce28" office:value-type="float" office:value="1" calcext:value-type="float">
            <text:p>R 1.00</text:p>
          </table:table-cell>
          <table:table-cell/>
          <table:table-cell table:style-name="ce29" table:formula="of:=IF(ISBLANK([.A27]); 0; SUM([.C27:.C$74])-SUM([.E28:.E$74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76" calcext:value-type="float">
            <text:p>176</text:p>
          </table:table-cell>
        </table:table-row>
        <table:table-row table:style-name="ro3">
          <table:table-cell table:style-name="ce20"/>
          <table:table-cell table:style-name="ce20" office:value-type="string" calcext:value-type="string">
            <text:p>Baz5</text:p>
          </table:table-cell>
          <table:table-cell table:style-name="ce28" office:value-type="float" office:value="44" calcext:value-type="float">
            <text:p>R 44.00</text:p>
          </table:table-cell>
          <table:table-cell/>
          <table:table-cell table:style-name="ce29" table:formula="of:=IF(ISBLANK([.A28]); 0; SUM([.C28:.C$74])-SUM([.E29:.E$74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29]); 0; SUM([.C29:.C$74])-SUM([.E30:.E$74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0]); 0; SUM([.C30:.C$74])-SUM([.E31:.E$74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1]); 0; SUM([.C31:.C$74])-SUM([.E32:.E$74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2]); 0; SUM([.C32:.C$74])-SUM([.E33:.E$74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3]); 0; SUM([.C33:.C$74])-SUM([.E34:.E$74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4]); 0; SUM([.C34:.C$74])-SUM([.E35:.E$74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5]); 0; SUM([.C35:.C$74])-SUM([.E36:.E$74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6]); 0; SUM([.C36:.C$74])-SUM([.E37:.E$74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7]); 0; SUM([.C37:.C$74])-SUM([.E38:.E$74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8]); 0; SUM([.C38:.C$74])-SUM([.E39:.E$74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39]); 0; SUM([.C39:.C$74])-SUM([.E40:.E$74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0]); 0; SUM([.C40:.C$74])-SUM([.E41:.E$74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1]); 0; SUM([.C41:.C$74])-SUM([.E42:.E$74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2]); 0; SUM([.C42:.C$74])-SUM([.E43:.E$74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3]); 0; SUM([.C43:.C$74])-SUM([.E44:.E$74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4]); 0; SUM([.C44:.C$74])-SUM([.E45:.E$74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5]); 0; SUM([.C45:.C$74])-SUM([.E46:.E$74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6]); 0; SUM([.C46:.C$74])-SUM([.E47:.E$74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7]); 0; SUM([.C47:.C$74])-SUM([.E48:.E$74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8]); 0; SUM([.C48:.C$74])-SUM([.E49:.E$74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49]); 0; SUM([.C49:.C$74])-SUM([.E50:.E$74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0]); 0; SUM([.C50:.C$74])-SUM([.E51:.E$74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1]); 0; SUM([.C51:.C$74])-SUM([.E52:.E$74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2]); 0; SUM([.C52:.C$74])-SUM([.E53:.E$74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3]); 0; SUM([.C53:.C$74])-SUM([.E54:.E$74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4]); 0; SUM([.C54:.C$74])-SUM([.E55:.E$74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5]); 0; SUM([.C55:.C$74])-SUM([.E56:.E$74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6]); 0; SUM([.C56:.C$74])-SUM([.E57:.E$74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7]); 0; SUM([.C57:.C$74])-SUM([.E58:.E$74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8]); 0; SUM([.C58:.C$74])-SUM([.E59:.E$74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59]); 0; SUM([.C59:.C$74])-SUM([.E60:.E$74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0]); 0; SUM([.C60:.C$74])-SUM([.E61:.E$74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1]); 0; SUM([.C61:.C$74])-SUM([.E62:.E$74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2]); 0; SUM([.C62:.C$74])-SUM([.E63:.E$74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3]); 0; SUM([.C63:.C$74])-SUM([.E64:.E$74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4]); 0; SUM([.C64:.C$74])-SUM([.E65:.E$74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5]); 0; SUM([.C65:.C$74])-SUM([.E66:.E$74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6]); 0; SUM([.C66:.C$74])-SUM([.E67:.E$74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7]); 0; SUM([.C67:.C$74])-SUM([.E68:.E$74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8]); 0; SUM([.C68:.C$74])-SUM([.E69:.E$74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69]); 0; SUM([.C69:.C$74])-SUM([.E70:.E$74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70]); 0; SUM([.C70:.C$74])-SUM([.E71:.E$74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71]); 0; SUM([.C71:.C$74])-SUM([.E72:.E$74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72]); 0; SUM([.C72:.C$74])-SUM([.E73:.E$74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73]); 0; SUM([.C73:.C$74])-SUM([.E74:.E$74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76" calcext:value-type="float">
            <text:p>176</text:p>
          </table:table-cell>
        </table:table-row>
        <table:table-row table:style-name="ro3">
          <table:table-cell table:style-name="ce20" table:number-columns-repeated="2"/>
          <table:table-cell table:style-name="ce28"/>
          <table:table-cell/>
          <table:table-cell table:style-name="ce29" table:formula="of:=IF(ISBLANK([.A74]); 0; SUM([.C74:.C$74])-SUM([.E75:.E$74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76" calcext:value-type="float">
            <text:p>176</text:p>
          </table:table-cell>
        </table:table-row>
        <table:table-row table:style-name="ro3" table:visibility="collapse">
          <table:table-cell office:value-type="string" calcext:value-type="string">
            <text:p>Total</text:p>
          </table:table-cell>
          <table:table-cell/>
          <table:table-cell table:style-name="ce29" table:formula="of:=SUM([.C15:.C74])" office:value-type="float" office:value="258" calcext:value-type="float">
            <text:p>R 258.00</text:p>
          </table:table-cell>
          <table:table-cell/>
          <table:table-cell table:style-name="ce30" table:formula="of:=SUM([.E15:.E74])" office:value-type="currency" office:currency="ZAR" office:value="258" calcext:value-type="currency">
            <text:p>R 258.00</text:p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2"/>
          <table:table-cell table:style-name="ce29"/>
          <table:table-cell table:number-columns-repeated="2"/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76" calcext:value-type="float">
            <text:p>176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29"/>
        <table:table-column table:style-name="co14" table:default-cell-style-name="ce31"/>
        <table:table-column table:style-name="co14" table:default-cell-style-name="Default"/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Default percent change</text:p>
          </table:table-cell>
          <table:table-cell table:style-name="ce14" office:value-type="percentage" office:value="0.07" calcext:value-type="percentage">
            <text:p>7.0%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Default" office:value-type="string" calcext:value-type="string">
            <text:p>Base Amount</text:p>
          </table:table-cell>
          <table:table-cell table:style-name="Default" office:value-type="string" calcext:value-type="string">
            <text:p>Budgeted amount</text:p>
          </table:table-cell>
          <table:table-cell office:value-type="string" calcext:value-type="string">
            <text:p>Percent change / Errors</text:p>
          </table:table-cell>
        </table:table-row>
        <table:table-row table:style-name="ro3">
          <table:table-cell table:formula="of:=IF(ISBLANK([fin2.A15]);&quot;&quot;;[fin2.A15])" office:value-type="string" office:string-value="Repairs and Maintenance" calcext:value-type="string">
            <text:p>Repairs and Maintenance</text:p>
          </table:table-cell>
          <table:table-cell table:formula="of:=IF(ISBLANK([fin2.B15]);&quot;&quot;;[fin2.B15])">
            <text:p/>
          </table:table-cell>
          <table:table-cell table:formula="of:=IF(ISBLANK([fin2.C15]);&quot;&quot;;[fin2.C15])">
            <text:p/>
          </table:table-cell>
          <table:table-cell table:formula="of:=IF([.C5]=&quot;&quot;;0;(1+[.$B$2])*[.C5])" office:value-type="float" office:value="0" calcext:value-type="float">
            <text:p/>
          </table:table-cell>
          <table:table-cell table:formula="of:=IF([.C5]=&quot;&quot;; &quot;&quot;; [.D5]/[.C5]-1)">
            <text:p/>
          </table:table-cell>
        </table:table-row>
        <table:table-row table:style-name="ro3">
          <table:table-cell table:formula="of:=IF(ISBLANK([fin2.A16]);&quot;&quot;;[fin2.A16])">
            <text:p/>
          </table:table-cell>
          <table:table-cell table:formula="of:=IF(ISBLANK([fin2.B16]);&quot;&quot;;[fin2.B16])" office:value-type="string" office:string-value="Foo1" calcext:value-type="string">
            <text:p>Foo1</text:p>
          </table:table-cell>
          <table:table-cell table:formula="of:=IF(ISBLANK([fin2.C16]);&quot;&quot;;[fin2.C16])" office:value-type="float" office:value="6" calcext:value-type="float">
            <text:p>R 6.00</text:p>
          </table:table-cell>
          <table:table-cell table:formula="of:=IF([.C6]=&quot;&quot;;0;(1+[.$B$2])*[.C6])" office:value-type="float" office:value="6.42" calcext:value-type="float">
            <text:p>R 6.42</text:p>
          </table:table-cell>
          <table:table-cell table:formula="of:=IF([.C6]=&quot;&quot;; &quot;&quot;; [.D6]/[.C6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17]);&quot;&quot;;[fin2.A17])">
            <text:p/>
          </table:table-cell>
          <table:table-cell table:formula="of:=IF(ISBLANK([fin2.B17]);&quot;&quot;;[fin2.B17])" office:value-type="string" office:string-value="Foo2" calcext:value-type="string">
            <text:p>Foo2</text:p>
          </table:table-cell>
          <table:table-cell table:formula="of:=IF(ISBLANK([fin2.C17]);&quot;&quot;;[fin2.C17])" office:value-type="float" office:value="12" calcext:value-type="float">
            <text:p>R 12.00</text:p>
          </table:table-cell>
          <table:table-cell table:formula="of:=IF([.C7]=&quot;&quot;;0;(1+[.$B$2])*[.C7])" office:value-type="float" office:value="12.84" calcext:value-type="float">
            <text:p>R 12.84</text:p>
          </table:table-cell>
          <table:table-cell table:formula="of:=IF([.C7]=&quot;&quot;; &quot;&quot;; [.D7]/[.C7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18]);&quot;&quot;;[fin2.A18])">
            <text:p/>
          </table:table-cell>
          <table:table-cell table:formula="of:=IF(ISBLANK([fin2.B18]);&quot;&quot;;[fin2.B18])" office:value-type="string" office:string-value="Foo3" calcext:value-type="string">
            <text:p>Foo3</text:p>
          </table:table-cell>
          <table:table-cell table:formula="of:=IF(ISBLANK([fin2.C18]);&quot;&quot;;[fin2.C18])" office:value-type="float" office:value="13" calcext:value-type="float">
            <text:p>R 13.00</text:p>
          </table:table-cell>
          <table:table-cell table:formula="of:=IF([.C8]=&quot;&quot;;0;(1+[.$B$2])*[.C8])" office:value-type="float" office:value="13.91" calcext:value-type="float">
            <text:p>R 13.91</text:p>
          </table:table-cell>
          <table:table-cell table:formula="of:=IF([.C8]=&quot;&quot;; &quot;&quot;; [.D8]/[.C8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19]);&quot;&quot;;[fin2.A19])">
            <text:p/>
          </table:table-cell>
          <table:table-cell table:formula="of:=IF(ISBLANK([fin2.B19]);&quot;&quot;;[fin2.B19])">
            <text:p/>
          </table:table-cell>
          <table:table-cell table:formula="of:=IF(ISBLANK([fin2.C19]);&quot;&quot;;[fin2.C19])">
            <text:p/>
          </table:table-cell>
          <table:table-cell table:formula="of:=IF([.C9]=&quot;&quot;;0;(1+[.$B$2])*[.C9])" office:value-type="float" office:value="0" calcext:value-type="float">
            <text:p/>
          </table:table-cell>
          <table:table-cell table:formula="of:=IF([.C9]=&quot;&quot;; &quot;&quot;; [.D9]/[.C9]-1)">
            <text:p/>
          </table:table-cell>
        </table:table-row>
        <table:table-row table:style-name="ro3">
          <table:table-cell table:formula="of:=IF(ISBLANK([fin2.A20]);&quot;&quot;;[fin2.A20])" office:value-type="string" office:string-value="Bar" calcext:value-type="string">
            <text:p>Bar</text:p>
          </table:table-cell>
          <table:table-cell table:formula="of:=IF(ISBLANK([fin2.B20]);&quot;&quot;;[fin2.B20])">
            <text:p/>
          </table:table-cell>
          <table:table-cell table:formula="of:=IF(ISBLANK([fin2.C20]);&quot;&quot;;[fin2.C20])">
            <text:p/>
          </table:table-cell>
          <table:table-cell table:formula="of:=IF([.C10]=&quot;&quot;;0;(1+[.$B$2])*[.C10])" office:value-type="float" office:value="0" calcext:value-type="float">
            <text:p/>
          </table:table-cell>
          <table:table-cell table:formula="of:=IF([.C10]=&quot;&quot;; &quot;&quot;; [.D10]/[.C10]-1)">
            <text:p/>
          </table:table-cell>
        </table:table-row>
        <table:table-row table:style-name="ro3">
          <table:table-cell table:formula="of:=IF(ISBLANK([fin2.A21]);&quot;&quot;;[fin2.A21])">
            <text:p/>
          </table:table-cell>
          <table:table-cell table:formula="of:=IF(ISBLANK([fin2.B21]);&quot;&quot;;[fin2.B21])" office:value-type="string" office:string-value="Bar1" calcext:value-type="string">
            <text:p>Bar1</text:p>
          </table:table-cell>
          <table:table-cell table:formula="of:=IF(ISBLANK([fin2.C21]);&quot;&quot;;[fin2.C21])" office:value-type="float" office:value="5" calcext:value-type="float">
            <text:p>R 5.00</text:p>
          </table:table-cell>
          <table:table-cell table:formula="of:=IF([.C11]=&quot;&quot;;0;(1+[.$B$2])*[.C11])" office:value-type="float" office:value="5.35" calcext:value-type="float">
            <text:p>R 5.35</text:p>
          </table:table-cell>
          <table:table-cell table:formula="of:=IF([.C11]=&quot;&quot;; &quot;&quot;; [.D11]/[.C11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22]);&quot;&quot;;[fin2.A22])">
            <text:p/>
          </table:table-cell>
          <table:table-cell table:formula="of:=IF(ISBLANK([fin2.B22]);&quot;&quot;;[fin2.B22])">
            <text:p/>
          </table:table-cell>
          <table:table-cell table:formula="of:=IF(ISBLANK([fin2.C22]);&quot;&quot;;[fin2.C22])">
            <text:p/>
          </table:table-cell>
          <table:table-cell table:formula="of:=IF([.C12]=&quot;&quot;;0;(1+[.$B$2])*[.C12])" office:value-type="float" office:value="0" calcext:value-type="float">
            <text:p/>
          </table:table-cell>
          <table:table-cell table:formula="of:=IF([.C12]=&quot;&quot;; &quot;&quot;; [.D12]/[.C12]-1)">
            <text:p/>
          </table:table-cell>
        </table:table-row>
        <table:table-row table:style-name="ro3">
          <table:table-cell table:formula="of:=IF(ISBLANK([fin2.A23]);&quot;&quot;;[fin2.A23])" office:value-type="string" office:string-value="Baz" calcext:value-type="string">
            <text:p>Baz</text:p>
          </table:table-cell>
          <table:table-cell table:formula="of:=IF(ISBLANK([fin2.B23]);&quot;&quot;;[fin2.B23])">
            <text:p/>
          </table:table-cell>
          <table:table-cell table:formula="of:=IF(ISBLANK([fin2.C23]);&quot;&quot;;[fin2.C23])">
            <text:p/>
          </table:table-cell>
          <table:table-cell table:formula="of:=IF([.C13]=&quot;&quot;;0;(1+[.$B$2])*[.C13])" office:value-type="float" office:value="0" calcext:value-type="float">
            <text:p/>
          </table:table-cell>
          <table:table-cell table:formula="of:=IF([.C13]=&quot;&quot;; &quot;&quot;; [.D13]/[.C13]-1)">
            <text:p/>
          </table:table-cell>
        </table:table-row>
        <table:table-row table:style-name="ro3">
          <table:table-cell table:formula="of:=IF(ISBLANK([fin2.A24]);&quot;&quot;;[fin2.A24])">
            <text:p/>
          </table:table-cell>
          <table:table-cell table:formula="of:=IF(ISBLANK([fin2.B24]);&quot;&quot;;[fin2.B24])" office:value-type="string" office:string-value="Baz1" calcext:value-type="string">
            <text:p>Baz1</text:p>
          </table:table-cell>
          <table:table-cell table:formula="of:=IF(ISBLANK([fin2.C24]);&quot;&quot;;[fin2.C24])" office:value-type="float" office:value="9" calcext:value-type="float">
            <text:p>R 9.00</text:p>
          </table:table-cell>
          <table:table-cell table:formula="of:=IF([.C14]=&quot;&quot;;0;(1+[.$B$2])*[.C14])" office:value-type="float" office:value="9.63" calcext:value-type="float">
            <text:p>R 9.63</text:p>
          </table:table-cell>
          <table:table-cell table:formula="of:=IF([.C14]=&quot;&quot;; &quot;&quot;; [.D14]/[.C14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25]);&quot;&quot;;[fin2.A25])">
            <text:p/>
          </table:table-cell>
          <table:table-cell table:formula="of:=IF(ISBLANK([fin2.B25]);&quot;&quot;;[fin2.B25])" office:value-type="string" office:string-value="Baz2" calcext:value-type="string">
            <text:p>Baz2</text:p>
          </table:table-cell>
          <table:table-cell table:formula="of:=IF(ISBLANK([fin2.C25]);&quot;&quot;;[fin2.C25])" office:value-type="float" office:value="45" calcext:value-type="float">
            <text:p>R 45.00</text:p>
          </table:table-cell>
          <table:table-cell table:formula="of:=IF([.C15]=&quot;&quot;;0;(1+[.$B$2])*[.C15])" office:value-type="float" office:value="48.15" calcext:value-type="float">
            <text:p>R 48.15</text:p>
          </table:table-cell>
          <table:table-cell table:formula="of:=IF([.C15]=&quot;&quot;; &quot;&quot;; [.D15]/[.C15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26]);&quot;&quot;;[fin2.A26])">
            <text:p/>
          </table:table-cell>
          <table:table-cell table:formula="of:=IF(ISBLANK([fin2.B26]);&quot;&quot;;[fin2.B26])" office:value-type="string" office:string-value="Baz3" calcext:value-type="string">
            <text:p>Baz3</text:p>
          </table:table-cell>
          <table:table-cell table:formula="of:=IF(ISBLANK([fin2.C26]);&quot;&quot;;[fin2.C26])" office:value-type="float" office:value="123" calcext:value-type="float">
            <text:p>R 123.00</text:p>
          </table:table-cell>
          <table:table-cell table:formula="of:=IF([.C16]=&quot;&quot;;0;(1+[.$B$2])*[.C16])" office:value-type="float" office:value="131.61" calcext:value-type="float">
            <text:p>R 131.61</text:p>
          </table:table-cell>
          <table:table-cell table:formula="of:=IF([.C16]=&quot;&quot;; &quot;&quot;; [.D16]/[.C16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27]);&quot;&quot;;[fin2.A27])">
            <text:p/>
          </table:table-cell>
          <table:table-cell table:formula="of:=IF(ISBLANK([fin2.B27]);&quot;&quot;;[fin2.B27])" office:value-type="string" office:string-value="Baz4" calcext:value-type="string">
            <text:p>Baz4</text:p>
          </table:table-cell>
          <table:table-cell table:formula="of:=IF(ISBLANK([fin2.C27]);&quot;&quot;;[fin2.C27])" office:value-type="float" office:value="1" calcext:value-type="float">
            <text:p>R 1.00</text:p>
          </table:table-cell>
          <table:table-cell table:formula="of:=IF([.C17]=&quot;&quot;;0;(1+[.$B$2])*[.C17])" office:value-type="float" office:value="1.07" calcext:value-type="float">
            <text:p>R 1.07</text:p>
          </table:table-cell>
          <table:table-cell table:formula="of:=IF([.C17]=&quot;&quot;; &quot;&quot;; [.D17]/[.C17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28]);&quot;&quot;;[fin2.A28])">
            <text:p/>
          </table:table-cell>
          <table:table-cell table:formula="of:=IF(ISBLANK([fin2.B28]);&quot;&quot;;[fin2.B28])" office:value-type="string" office:string-value="Baz5" calcext:value-type="string">
            <text:p>Baz5</text:p>
          </table:table-cell>
          <table:table-cell table:formula="of:=IF(ISBLANK([fin2.C28]);&quot;&quot;;[fin2.C28])" office:value-type="float" office:value="44" calcext:value-type="float">
            <text:p>R 44.00</text:p>
          </table:table-cell>
          <table:table-cell table:formula="of:=IF([.C18]=&quot;&quot;;0;(1+[.$B$2])*[.C18])" office:value-type="float" office:value="47.08" calcext:value-type="float">
            <text:p>R 47.08</text:p>
          </table:table-cell>
          <table:table-cell table:formula="of:=IF([.C18]=&quot;&quot;; &quot;&quot;; [.D18]/[.C18]-1)" office:value-type="float" office:value="0.0700000000000001" calcext:value-type="float">
            <text:p>0.07</text:p>
          </table:table-cell>
        </table:table-row>
        <table:table-row table:style-name="ro3">
          <table:table-cell table:formula="of:=IF(ISBLANK([fin2.A29]);&quot;&quot;;[fin2.A29])">
            <text:p/>
          </table:table-cell>
          <table:table-cell table:formula="of:=IF(ISBLANK([fin2.B29]);&quot;&quot;;[fin2.B29])">
            <text:p/>
          </table:table-cell>
          <table:table-cell table:formula="of:=IF(ISBLANK([fin2.C29]);&quot;&quot;;[fin2.C29])">
            <text:p/>
          </table:table-cell>
          <table:table-cell table:formula="of:=IF([.C19]=&quot;&quot;;0;(1+[.$B$2])*[.C19])" office:value-type="float" office:value="0" calcext:value-type="float">
            <text:p/>
          </table:table-cell>
          <table:table-cell table:formula="of:=IF([.C19]=&quot;&quot;; &quot;&quot;; [.D19]/[.C19]-1)">
            <text:p/>
          </table:table-cell>
        </table:table-row>
        <table:table-row table:style-name="ro3">
          <table:table-cell table:formula="of:=IF(ISBLANK([fin2.A30]);&quot;&quot;;[fin2.A30])">
            <text:p/>
          </table:table-cell>
          <table:table-cell table:formula="of:=IF(ISBLANK([fin2.B30]);&quot;&quot;;[fin2.B30])">
            <text:p/>
          </table:table-cell>
          <table:table-cell table:formula="of:=IF(ISBLANK([fin2.C30]);&quot;&quot;;[fin2.C30])">
            <text:p/>
          </table:table-cell>
          <table:table-cell table:formula="of:=IF([.C20]=&quot;&quot;;0;(1+[.$B$2])*[.C20])" office:value-type="float" office:value="0" calcext:value-type="float">
            <text:p/>
          </table:table-cell>
          <table:table-cell table:formula="of:=IF([.C20]=&quot;&quot;; &quot;&quot;; [.D20]/[.C20]-1)">
            <text:p/>
          </table:table-cell>
        </table:table-row>
        <table:table-row table:style-name="ro3">
          <table:table-cell table:formula="of:=IF(ISBLANK([fin2.A31]);&quot;&quot;;[fin2.A31])">
            <text:p/>
          </table:table-cell>
          <table:table-cell table:formula="of:=IF(ISBLANK([fin2.B31]);&quot;&quot;;[fin2.B31])">
            <text:p/>
          </table:table-cell>
          <table:table-cell table:formula="of:=IF(ISBLANK([fin2.C31]);&quot;&quot;;[fin2.C31])">
            <text:p/>
          </table:table-cell>
          <table:table-cell table:formula="of:=IF([.C21]=&quot;&quot;;0;(1+[.$B$2])*[.C21])" office:value-type="float" office:value="0" calcext:value-type="float">
            <text:p/>
          </table:table-cell>
          <table:table-cell table:formula="of:=IF([.C21]=&quot;&quot;; &quot;&quot;; [.D21]/[.C21]-1)">
            <text:p/>
          </table:table-cell>
        </table:table-row>
        <table:table-row table:style-name="ro3">
          <table:table-cell table:formula="of:=IF(ISBLANK([fin2.A32]);&quot;&quot;;[fin2.A32])">
            <text:p/>
          </table:table-cell>
          <table:table-cell table:formula="of:=IF(ISBLANK([fin2.B32]);&quot;&quot;;[fin2.B32])">
            <text:p/>
          </table:table-cell>
          <table:table-cell table:formula="of:=IF(ISBLANK([fin2.C32]);&quot;&quot;;[fin2.C32])">
            <text:p/>
          </table:table-cell>
          <table:table-cell table:formula="of:=IF([.C22]=&quot;&quot;;0;(1+[.$B$2])*[.C22])" office:value-type="float" office:value="0" calcext:value-type="float">
            <text:p/>
          </table:table-cell>
          <table:table-cell table:formula="of:=IF([.C22]=&quot;&quot;; &quot;&quot;; [.D22]/[.C22]-1)">
            <text:p/>
          </table:table-cell>
        </table:table-row>
        <table:table-row table:style-name="ro3">
          <table:table-cell table:formula="of:=IF(ISBLANK([fin2.A33]);&quot;&quot;;[fin2.A33])">
            <text:p/>
          </table:table-cell>
          <table:table-cell table:formula="of:=IF(ISBLANK([fin2.B33]);&quot;&quot;;[fin2.B33])">
            <text:p/>
          </table:table-cell>
          <table:table-cell table:formula="of:=IF(ISBLANK([fin2.C33]);&quot;&quot;;[fin2.C33])">
            <text:p/>
          </table:table-cell>
          <table:table-cell table:formula="of:=IF([.C23]=&quot;&quot;;0;(1+[.$B$2])*[.C23])" office:value-type="float" office:value="0" calcext:value-type="float">
            <text:p/>
          </table:table-cell>
          <table:table-cell table:formula="of:=IF([.C23]=&quot;&quot;; &quot;&quot;; [.D23]/[.C23]-1)">
            <text:p/>
          </table:table-cell>
        </table:table-row>
        <table:table-row table:style-name="ro3">
          <table:table-cell table:formula="of:=IF(ISBLANK([fin2.A34]);&quot;&quot;;[fin2.A34])">
            <text:p/>
          </table:table-cell>
          <table:table-cell table:formula="of:=IF(ISBLANK([fin2.B34]);&quot;&quot;;[fin2.B34])">
            <text:p/>
          </table:table-cell>
          <table:table-cell table:formula="of:=IF(ISBLANK([fin2.C34]);&quot;&quot;;[fin2.C34])">
            <text:p/>
          </table:table-cell>
          <table:table-cell table:formula="of:=IF([.C24]=&quot;&quot;;0;(1+[.$B$2])*[.C24])" office:value-type="float" office:value="0" calcext:value-type="float">
            <text:p/>
          </table:table-cell>
          <table:table-cell table:formula="of:=IF([.C24]=&quot;&quot;; &quot;&quot;; [.D24]/[.C24]-1)">
            <text:p/>
          </table:table-cell>
        </table:table-row>
        <table:table-row table:style-name="ro3">
          <table:table-cell table:formula="of:=IF(ISBLANK([fin2.A35]);&quot;&quot;;[fin2.A35])">
            <text:p/>
          </table:table-cell>
          <table:table-cell table:formula="of:=IF(ISBLANK([fin2.B35]);&quot;&quot;;[fin2.B35])">
            <text:p/>
          </table:table-cell>
          <table:table-cell table:formula="of:=IF(ISBLANK([fin2.C35]);&quot;&quot;;[fin2.C35])">
            <text:p/>
          </table:table-cell>
          <table:table-cell table:formula="of:=IF([.C25]=&quot;&quot;;0;(1+[.$B$2])*[.C25])" office:value-type="float" office:value="0" calcext:value-type="float">
            <text:p/>
          </table:table-cell>
          <table:table-cell table:formula="of:=IF([.C25]=&quot;&quot;; &quot;&quot;; [.D25]/[.C25]-1)">
            <text:p/>
          </table:table-cell>
        </table:table-row>
        <table:table-row table:style-name="ro3">
          <table:table-cell table:formula="of:=IF(ISBLANK([fin2.A36]);&quot;&quot;;[fin2.A36])">
            <text:p/>
          </table:table-cell>
          <table:table-cell table:formula="of:=IF(ISBLANK([fin2.B36]);&quot;&quot;;[fin2.B36])">
            <text:p/>
          </table:table-cell>
          <table:table-cell table:formula="of:=IF(ISBLANK([fin2.C36]);&quot;&quot;;[fin2.C36])">
            <text:p/>
          </table:table-cell>
          <table:table-cell table:formula="of:=IF([.C26]=&quot;&quot;;0;(1+[.$B$2])*[.C26])" office:value-type="float" office:value="0" calcext:value-type="float">
            <text:p/>
          </table:table-cell>
          <table:table-cell table:formula="of:=IF([.C26]=&quot;&quot;; &quot;&quot;; [.D26]/[.C26]-1)">
            <text:p/>
          </table:table-cell>
        </table:table-row>
        <table:table-row table:style-name="ro3">
          <table:table-cell table:formula="of:=IF(ISBLANK([fin2.A37]);&quot;&quot;;[fin2.A37])">
            <text:p/>
          </table:table-cell>
          <table:table-cell table:formula="of:=IF(ISBLANK([fin2.B37]);&quot;&quot;;[fin2.B37])">
            <text:p/>
          </table:table-cell>
          <table:table-cell table:formula="of:=IF(ISBLANK([fin2.C37]);&quot;&quot;;[fin2.C37])">
            <text:p/>
          </table:table-cell>
          <table:table-cell table:formula="of:=IF([.C27]=&quot;&quot;;0;(1+[.$B$2])*[.C27])" office:value-type="float" office:value="0" calcext:value-type="float">
            <text:p/>
          </table:table-cell>
          <table:table-cell table:formula="of:=IF([.C27]=&quot;&quot;; &quot;&quot;; [.D27]/[.C27]-1)">
            <text:p/>
          </table:table-cell>
        </table:table-row>
        <table:table-row table:style-name="ro3">
          <table:table-cell table:formula="of:=IF(ISBLANK([fin2.A38]);&quot;&quot;;[fin2.A38])">
            <text:p/>
          </table:table-cell>
          <table:table-cell table:formula="of:=IF(ISBLANK([fin2.B38]);&quot;&quot;;[fin2.B38])">
            <text:p/>
          </table:table-cell>
          <table:table-cell table:formula="of:=IF(ISBLANK([fin2.C38]);&quot;&quot;;[fin2.C38])">
            <text:p/>
          </table:table-cell>
          <table:table-cell table:formula="of:=IF([.C28]=&quot;&quot;;0;(1+[.$B$2])*[.C28])" office:value-type="float" office:value="0" calcext:value-type="float">
            <text:p/>
          </table:table-cell>
          <table:table-cell table:formula="of:=IF([.C28]=&quot;&quot;; &quot;&quot;; [.D28]/[.C28]-1)">
            <text:p/>
          </table:table-cell>
        </table:table-row>
        <table:table-row table:style-name="ro3">
          <table:table-cell table:formula="of:=IF(ISBLANK([fin2.A39]);&quot;&quot;;[fin2.A39])">
            <text:p/>
          </table:table-cell>
          <table:table-cell table:formula="of:=IF(ISBLANK([fin2.B39]);&quot;&quot;;[fin2.B39])">
            <text:p/>
          </table:table-cell>
          <table:table-cell table:formula="of:=IF(ISBLANK([fin2.C39]);&quot;&quot;;[fin2.C39])">
            <text:p/>
          </table:table-cell>
          <table:table-cell table:formula="of:=IF([.C29]=&quot;&quot;;0;(1+[.$B$2])*[.C29])" office:value-type="float" office:value="0" calcext:value-type="float">
            <text:p/>
          </table:table-cell>
          <table:table-cell table:formula="of:=IF([.C29]=&quot;&quot;; &quot;&quot;; [.D29]/[.C29]-1)">
            <text:p/>
          </table:table-cell>
        </table:table-row>
        <table:table-row table:style-name="ro3">
          <table:table-cell table:formula="of:=IF(ISBLANK([fin2.A40]);&quot;&quot;;[fin2.A40])">
            <text:p/>
          </table:table-cell>
          <table:table-cell table:formula="of:=IF(ISBLANK([fin2.B40]);&quot;&quot;;[fin2.B40])">
            <text:p/>
          </table:table-cell>
          <table:table-cell table:formula="of:=IF(ISBLANK([fin2.C40]);&quot;&quot;;[fin2.C40])">
            <text:p/>
          </table:table-cell>
          <table:table-cell table:formula="of:=IF([.C30]=&quot;&quot;;0;(1+[.$B$2])*[.C30])" office:value-type="float" office:value="0" calcext:value-type="float">
            <text:p/>
          </table:table-cell>
          <table:table-cell table:formula="of:=IF([.C30]=&quot;&quot;; &quot;&quot;; [.D30]/[.C30]-1)">
            <text:p/>
          </table:table-cell>
        </table:table-row>
        <table:table-row table:style-name="ro3">
          <table:table-cell table:formula="of:=IF(ISBLANK([fin2.A41]);&quot;&quot;;[fin2.A41])">
            <text:p/>
          </table:table-cell>
          <table:table-cell table:formula="of:=IF(ISBLANK([fin2.B41]);&quot;&quot;;[fin2.B41])">
            <text:p/>
          </table:table-cell>
          <table:table-cell table:formula="of:=IF(ISBLANK([fin2.C41]);&quot;&quot;;[fin2.C41])">
            <text:p/>
          </table:table-cell>
          <table:table-cell table:formula="of:=IF([.C31]=&quot;&quot;;0;(1+[.$B$2])*[.C31])" office:value-type="float" office:value="0" calcext:value-type="float">
            <text:p/>
          </table:table-cell>
          <table:table-cell table:formula="of:=IF([.C31]=&quot;&quot;; &quot;&quot;; [.D31]/[.C31]-1)">
            <text:p/>
          </table:table-cell>
        </table:table-row>
        <table:table-row table:style-name="ro3">
          <table:table-cell table:formula="of:=IF(ISBLANK([fin2.A42]);&quot;&quot;;[fin2.A42])">
            <text:p/>
          </table:table-cell>
          <table:table-cell table:formula="of:=IF(ISBLANK([fin2.B42]);&quot;&quot;;[fin2.B42])">
            <text:p/>
          </table:table-cell>
          <table:table-cell table:formula="of:=IF(ISBLANK([fin2.C42]);&quot;&quot;;[fin2.C42])">
            <text:p/>
          </table:table-cell>
          <table:table-cell table:formula="of:=IF([.C32]=&quot;&quot;;0;(1+[.$B$2])*[.C32])" office:value-type="float" office:value="0" calcext:value-type="float">
            <text:p/>
          </table:table-cell>
          <table:table-cell table:formula="of:=IF([.C32]=&quot;&quot;; &quot;&quot;; [.D32]/[.C32]-1)">
            <text:p/>
          </table:table-cell>
        </table:table-row>
        <table:table-row table:style-name="ro3">
          <table:table-cell table:formula="of:=IF(ISBLANK([fin2.A43]);&quot;&quot;;[fin2.A43])">
            <text:p/>
          </table:table-cell>
          <table:table-cell table:formula="of:=IF(ISBLANK([fin2.B43]);&quot;&quot;;[fin2.B43])">
            <text:p/>
          </table:table-cell>
          <table:table-cell table:formula="of:=IF(ISBLANK([fin2.C43]);&quot;&quot;;[fin2.C43])">
            <text:p/>
          </table:table-cell>
          <table:table-cell table:formula="of:=IF([.C33]=&quot;&quot;;0;(1+[.$B$2])*[.C33])" office:value-type="float" office:value="0" calcext:value-type="float">
            <text:p/>
          </table:table-cell>
          <table:table-cell table:formula="of:=IF([.C33]=&quot;&quot;; &quot;&quot;; [.D33]/[.C33]-1)">
            <text:p/>
          </table:table-cell>
        </table:table-row>
        <table:table-row table:style-name="ro3">
          <table:table-cell table:formula="of:=IF(ISBLANK([fin2.A44]);&quot;&quot;;[fin2.A44])">
            <text:p/>
          </table:table-cell>
          <table:table-cell table:formula="of:=IF(ISBLANK([fin2.B44]);&quot;&quot;;[fin2.B44])">
            <text:p/>
          </table:table-cell>
          <table:table-cell table:formula="of:=IF(ISBLANK([fin2.C44]);&quot;&quot;;[fin2.C44])">
            <text:p/>
          </table:table-cell>
          <table:table-cell table:formula="of:=IF([.C34]=&quot;&quot;;0;(1+[.$B$2])*[.C34])" office:value-type="float" office:value="0" calcext:value-type="float">
            <text:p/>
          </table:table-cell>
          <table:table-cell table:formula="of:=IF([.C34]=&quot;&quot;; &quot;&quot;; [.D34]/[.C34]-1)">
            <text:p/>
          </table:table-cell>
        </table:table-row>
        <table:table-row table:style-name="ro3">
          <table:table-cell table:formula="of:=IF(ISBLANK([fin2.A45]);&quot;&quot;;[fin2.A45])">
            <text:p/>
          </table:table-cell>
          <table:table-cell table:formula="of:=IF(ISBLANK([fin2.B45]);&quot;&quot;;[fin2.B45])">
            <text:p/>
          </table:table-cell>
          <table:table-cell table:formula="of:=IF(ISBLANK([fin2.C45]);&quot;&quot;;[fin2.C45])">
            <text:p/>
          </table:table-cell>
          <table:table-cell table:formula="of:=IF([.C35]=&quot;&quot;;0;(1+[.$B$2])*[.C35])" office:value-type="float" office:value="0" calcext:value-type="float">
            <text:p/>
          </table:table-cell>
          <table:table-cell table:formula="of:=IF([.C35]=&quot;&quot;; &quot;&quot;; [.D35]/[.C35]-1)">
            <text:p/>
          </table:table-cell>
        </table:table-row>
        <table:table-row table:style-name="ro3">
          <table:table-cell table:formula="of:=IF(ISBLANK([fin2.A46]);&quot;&quot;;[fin2.A46])">
            <text:p/>
          </table:table-cell>
          <table:table-cell table:formula="of:=IF(ISBLANK([fin2.B46]);&quot;&quot;;[fin2.B46])">
            <text:p/>
          </table:table-cell>
          <table:table-cell table:formula="of:=IF(ISBLANK([fin2.C46]);&quot;&quot;;[fin2.C46])">
            <text:p/>
          </table:table-cell>
          <table:table-cell table:formula="of:=IF([.C36]=&quot;&quot;;0;(1+[.$B$2])*[.C36])" office:value-type="float" office:value="0" calcext:value-type="float">
            <text:p/>
          </table:table-cell>
          <table:table-cell table:formula="of:=IF([.C36]=&quot;&quot;; &quot;&quot;; [.D36]/[.C36]-1)">
            <text:p/>
          </table:table-cell>
        </table:table-row>
        <table:table-row table:style-name="ro3">
          <table:table-cell table:formula="of:=IF(ISBLANK([fin2.A47]);&quot;&quot;;[fin2.A47])">
            <text:p/>
          </table:table-cell>
          <table:table-cell table:formula="of:=IF(ISBLANK([fin2.B47]);&quot;&quot;;[fin2.B47])">
            <text:p/>
          </table:table-cell>
          <table:table-cell table:formula="of:=IF(ISBLANK([fin2.C47]);&quot;&quot;;[fin2.C47])">
            <text:p/>
          </table:table-cell>
          <table:table-cell table:formula="of:=IF([.C37]=&quot;&quot;;0;(1+[.$B$2])*[.C37])" office:value-type="float" office:value="0" calcext:value-type="float">
            <text:p/>
          </table:table-cell>
          <table:table-cell table:formula="of:=IF([.C37]=&quot;&quot;; &quot;&quot;; [.D37]/[.C37]-1)">
            <text:p/>
          </table:table-cell>
        </table:table-row>
        <table:table-row table:style-name="ro3">
          <table:table-cell table:formula="of:=IF(ISBLANK([fin2.A48]);&quot;&quot;;[fin2.A48])">
            <text:p/>
          </table:table-cell>
          <table:table-cell table:formula="of:=IF(ISBLANK([fin2.B48]);&quot;&quot;;[fin2.B48])">
            <text:p/>
          </table:table-cell>
          <table:table-cell table:formula="of:=IF(ISBLANK([fin2.C48]);&quot;&quot;;[fin2.C48])">
            <text:p/>
          </table:table-cell>
          <table:table-cell table:formula="of:=IF([.C38]=&quot;&quot;;0;(1+[.$B$2])*[.C38])" office:value-type="float" office:value="0" calcext:value-type="float">
            <text:p/>
          </table:table-cell>
          <table:table-cell table:formula="of:=IF([.C38]=&quot;&quot;; &quot;&quot;; [.D38]/[.C38]-1)">
            <text:p/>
          </table:table-cell>
        </table:table-row>
        <table:table-row table:style-name="ro3">
          <table:table-cell table:formula="of:=IF(ISBLANK([fin2.A49]);&quot;&quot;;[fin2.A49])">
            <text:p/>
          </table:table-cell>
          <table:table-cell table:formula="of:=IF(ISBLANK([fin2.B49]);&quot;&quot;;[fin2.B49])">
            <text:p/>
          </table:table-cell>
          <table:table-cell table:formula="of:=IF(ISBLANK([fin2.C49]);&quot;&quot;;[fin2.C49])">
            <text:p/>
          </table:table-cell>
          <table:table-cell table:formula="of:=IF([.C39]=&quot;&quot;;0;(1+[.$B$2])*[.C39])" office:value-type="float" office:value="0" calcext:value-type="float">
            <text:p/>
          </table:table-cell>
          <table:table-cell table:formula="of:=IF([.C39]=&quot;&quot;; &quot;&quot;; [.D39]/[.C39]-1)">
            <text:p/>
          </table:table-cell>
        </table:table-row>
        <table:table-row table:style-name="ro3">
          <table:table-cell table:formula="of:=IF(ISBLANK([fin2.A50]);&quot;&quot;;[fin2.A50])">
            <text:p/>
          </table:table-cell>
          <table:table-cell table:formula="of:=IF(ISBLANK([fin2.B50]);&quot;&quot;;[fin2.B50])">
            <text:p/>
          </table:table-cell>
          <table:table-cell table:formula="of:=IF(ISBLANK([fin2.C50]);&quot;&quot;;[fin2.C50])">
            <text:p/>
          </table:table-cell>
          <table:table-cell table:formula="of:=IF([.C40]=&quot;&quot;;0;(1+[.$B$2])*[.C40])" office:value-type="float" office:value="0" calcext:value-type="float">
            <text:p/>
          </table:table-cell>
          <table:table-cell table:formula="of:=IF([.C40]=&quot;&quot;; &quot;&quot;; [.D40]/[.C40]-1)">
            <text:p/>
          </table:table-cell>
        </table:table-row>
        <table:table-row table:style-name="ro3">
          <table:table-cell table:formula="of:=IF(ISBLANK([fin2.A51]);&quot;&quot;;[fin2.A51])">
            <text:p/>
          </table:table-cell>
          <table:table-cell table:formula="of:=IF(ISBLANK([fin2.B51]);&quot;&quot;;[fin2.B51])">
            <text:p/>
          </table:table-cell>
          <table:table-cell table:formula="of:=IF(ISBLANK([fin2.C51]);&quot;&quot;;[fin2.C51])">
            <text:p/>
          </table:table-cell>
          <table:table-cell table:formula="of:=IF([.C41]=&quot;&quot;;0;(1+[.$B$2])*[.C41])" office:value-type="float" office:value="0" calcext:value-type="float">
            <text:p/>
          </table:table-cell>
          <table:table-cell table:formula="of:=IF([.C41]=&quot;&quot;; &quot;&quot;; [.D41]/[.C41]-1)">
            <text:p/>
          </table:table-cell>
        </table:table-row>
        <table:table-row table:style-name="ro3">
          <table:table-cell table:formula="of:=IF(ISBLANK([fin2.A52]);&quot;&quot;;[fin2.A52])">
            <text:p/>
          </table:table-cell>
          <table:table-cell table:formula="of:=IF(ISBLANK([fin2.B52]);&quot;&quot;;[fin2.B52])">
            <text:p/>
          </table:table-cell>
          <table:table-cell table:formula="of:=IF(ISBLANK([fin2.C52]);&quot;&quot;;[fin2.C52])">
            <text:p/>
          </table:table-cell>
          <table:table-cell table:formula="of:=IF([.C42]=&quot;&quot;;0;(1+[.$B$2])*[.C42])" office:value-type="float" office:value="0" calcext:value-type="float">
            <text:p/>
          </table:table-cell>
          <table:table-cell table:formula="of:=IF([.C42]=&quot;&quot;; &quot;&quot;; [.D42]/[.C42]-1)">
            <text:p/>
          </table:table-cell>
        </table:table-row>
        <table:table-row table:style-name="ro3">
          <table:table-cell table:formula="of:=IF(ISBLANK([fin2.A53]);&quot;&quot;;[fin2.A53])">
            <text:p/>
          </table:table-cell>
          <table:table-cell table:formula="of:=IF(ISBLANK([fin2.B53]);&quot;&quot;;[fin2.B53])">
            <text:p/>
          </table:table-cell>
          <table:table-cell table:formula="of:=IF(ISBLANK([fin2.C53]);&quot;&quot;;[fin2.C53])">
            <text:p/>
          </table:table-cell>
          <table:table-cell table:formula="of:=IF([.C43]=&quot;&quot;;0;(1+[.$B$2])*[.C43])" office:value-type="float" office:value="0" calcext:value-type="float">
            <text:p/>
          </table:table-cell>
          <table:table-cell table:formula="of:=IF([.C43]=&quot;&quot;; &quot;&quot;; [.D43]/[.C43]-1)">
            <text:p/>
          </table:table-cell>
        </table:table-row>
        <table:table-row table:style-name="ro3">
          <table:table-cell table:formula="of:=IF(ISBLANK([fin2.A54]);&quot;&quot;;[fin2.A54])">
            <text:p/>
          </table:table-cell>
          <table:table-cell table:formula="of:=IF(ISBLANK([fin2.B54]);&quot;&quot;;[fin2.B54])">
            <text:p/>
          </table:table-cell>
          <table:table-cell table:formula="of:=IF(ISBLANK([fin2.C54]);&quot;&quot;;[fin2.C54])">
            <text:p/>
          </table:table-cell>
          <table:table-cell table:formula="of:=IF([.C44]=&quot;&quot;;0;(1+[.$B$2])*[.C44])" office:value-type="float" office:value="0" calcext:value-type="float">
            <text:p/>
          </table:table-cell>
          <table:table-cell table:formula="of:=IF([.C44]=&quot;&quot;; &quot;&quot;; [.D44]/[.C44]-1)">
            <text:p/>
          </table:table-cell>
        </table:table-row>
        <table:table-row table:style-name="ro3">
          <table:table-cell table:formula="of:=IF(ISBLANK([fin2.A55]);&quot;&quot;;[fin2.A55])">
            <text:p/>
          </table:table-cell>
          <table:table-cell table:formula="of:=IF(ISBLANK([fin2.B55]);&quot;&quot;;[fin2.B55])">
            <text:p/>
          </table:table-cell>
          <table:table-cell table:formula="of:=IF(ISBLANK([fin2.C55]);&quot;&quot;;[fin2.C55])">
            <text:p/>
          </table:table-cell>
          <table:table-cell table:formula="of:=IF([.C45]=&quot;&quot;;0;(1+[.$B$2])*[.C45])" office:value-type="float" office:value="0" calcext:value-type="float">
            <text:p/>
          </table:table-cell>
          <table:table-cell table:formula="of:=IF([.C45]=&quot;&quot;; &quot;&quot;; [.D45]/[.C45]-1)">
            <text:p/>
          </table:table-cell>
        </table:table-row>
        <table:table-row table:style-name="ro3">
          <table:table-cell table:formula="of:=IF(ISBLANK([fin2.A56]);&quot;&quot;;[fin2.A56])">
            <text:p/>
          </table:table-cell>
          <table:table-cell table:formula="of:=IF(ISBLANK([fin2.B56]);&quot;&quot;;[fin2.B56])">
            <text:p/>
          </table:table-cell>
          <table:table-cell table:formula="of:=IF(ISBLANK([fin2.C56]);&quot;&quot;;[fin2.C56])">
            <text:p/>
          </table:table-cell>
          <table:table-cell table:formula="of:=IF([.C46]=&quot;&quot;;0;(1+[.$B$2])*[.C46])" office:value-type="float" office:value="0" calcext:value-type="float">
            <text:p/>
          </table:table-cell>
          <table:table-cell table:formula="of:=IF([.C46]=&quot;&quot;; &quot;&quot;; [.D46]/[.C46]-1)">
            <text:p/>
          </table:table-cell>
        </table:table-row>
        <table:table-row table:style-name="ro3">
          <table:table-cell table:formula="of:=IF(ISBLANK([fin2.A57]);&quot;&quot;;[fin2.A57])">
            <text:p/>
          </table:table-cell>
          <table:table-cell table:formula="of:=IF(ISBLANK([fin2.B57]);&quot;&quot;;[fin2.B57])">
            <text:p/>
          </table:table-cell>
          <table:table-cell table:formula="of:=IF(ISBLANK([fin2.C57]);&quot;&quot;;[fin2.C57])">
            <text:p/>
          </table:table-cell>
          <table:table-cell table:formula="of:=IF([.C47]=&quot;&quot;;0;(1+[.$B$2])*[.C47])" office:value-type="float" office:value="0" calcext:value-type="float">
            <text:p/>
          </table:table-cell>
          <table:table-cell table:formula="of:=IF([.C47]=&quot;&quot;; &quot;&quot;; [.D47]/[.C47]-1)">
            <text:p/>
          </table:table-cell>
        </table:table-row>
        <table:table-row table:style-name="ro3">
          <table:table-cell table:formula="of:=IF(ISBLANK([fin2.A58]);&quot;&quot;;[fin2.A58])">
            <text:p/>
          </table:table-cell>
          <table:table-cell table:formula="of:=IF(ISBLANK([fin2.B58]);&quot;&quot;;[fin2.B58])">
            <text:p/>
          </table:table-cell>
          <table:table-cell table:formula="of:=IF(ISBLANK([fin2.C58]);&quot;&quot;;[fin2.C58])">
            <text:p/>
          </table:table-cell>
          <table:table-cell table:formula="of:=IF([.C48]=&quot;&quot;;0;(1+[.$B$2])*[.C48])" office:value-type="float" office:value="0" calcext:value-type="float">
            <text:p/>
          </table:table-cell>
          <table:table-cell table:formula="of:=IF([.C48]=&quot;&quot;; &quot;&quot;; [.D48]/[.C48]-1)">
            <text:p/>
          </table:table-cell>
        </table:table-row>
        <table:table-row table:style-name="ro3">
          <table:table-cell table:formula="of:=IF(ISBLANK([fin2.A59]);&quot;&quot;;[fin2.A59])">
            <text:p/>
          </table:table-cell>
          <table:table-cell table:formula="of:=IF(ISBLANK([fin2.B59]);&quot;&quot;;[fin2.B59])">
            <text:p/>
          </table:table-cell>
          <table:table-cell table:formula="of:=IF(ISBLANK([fin2.C59]);&quot;&quot;;[fin2.C59])">
            <text:p/>
          </table:table-cell>
          <table:table-cell table:formula="of:=IF([.C49]=&quot;&quot;;0;(1+[.$B$2])*[.C49])" office:value-type="float" office:value="0" calcext:value-type="float">
            <text:p/>
          </table:table-cell>
          <table:table-cell table:formula="of:=IF([.C49]=&quot;&quot;; &quot;&quot;; [.D49]/[.C49]-1)">
            <text:p/>
          </table:table-cell>
        </table:table-row>
        <table:table-row table:style-name="ro3">
          <table:table-cell table:formula="of:=IF(ISBLANK([fin2.A60]);&quot;&quot;;[fin2.A60])">
            <text:p/>
          </table:table-cell>
          <table:table-cell table:formula="of:=IF(ISBLANK([fin2.B60]);&quot;&quot;;[fin2.B60])">
            <text:p/>
          </table:table-cell>
          <table:table-cell table:formula="of:=IF(ISBLANK([fin2.C60]);&quot;&quot;;[fin2.C60])">
            <text:p/>
          </table:table-cell>
          <table:table-cell table:formula="of:=IF([.C50]=&quot;&quot;;0;(1+[.$B$2])*[.C50])" office:value-type="float" office:value="0" calcext:value-type="float">
            <text:p/>
          </table:table-cell>
          <table:table-cell table:formula="of:=IF([.C50]=&quot;&quot;; &quot;&quot;; [.D50]/[.C50]-1)">
            <text:p/>
          </table:table-cell>
        </table:table-row>
        <table:table-row table:style-name="ro3">
          <table:table-cell table:formula="of:=IF(ISBLANK([fin2.A61]);&quot;&quot;;[fin2.A61])">
            <text:p/>
          </table:table-cell>
          <table:table-cell table:formula="of:=IF(ISBLANK([fin2.B61]);&quot;&quot;;[fin2.B61])">
            <text:p/>
          </table:table-cell>
          <table:table-cell table:formula="of:=IF(ISBLANK([fin2.C61]);&quot;&quot;;[fin2.C61])">
            <text:p/>
          </table:table-cell>
          <table:table-cell table:formula="of:=IF([.C51]=&quot;&quot;;0;(1+[.$B$2])*[.C51])" office:value-type="float" office:value="0" calcext:value-type="float">
            <text:p/>
          </table:table-cell>
          <table:table-cell table:formula="of:=IF([.C51]=&quot;&quot;; &quot;&quot;; [.D51]/[.C51]-1)">
            <text:p/>
          </table:table-cell>
        </table:table-row>
        <table:table-row table:style-name="ro3">
          <table:table-cell table:formula="of:=IF(ISBLANK([fin2.A62]);&quot;&quot;;[fin2.A62])">
            <text:p/>
          </table:table-cell>
          <table:table-cell table:formula="of:=IF(ISBLANK([fin2.B62]);&quot;&quot;;[fin2.B62])">
            <text:p/>
          </table:table-cell>
          <table:table-cell table:formula="of:=IF(ISBLANK([fin2.C62]);&quot;&quot;;[fin2.C62])">
            <text:p/>
          </table:table-cell>
          <table:table-cell table:formula="of:=IF([.C52]=&quot;&quot;;0;(1+[.$B$2])*[.C52])" office:value-type="float" office:value="0" calcext:value-type="float">
            <text:p/>
          </table:table-cell>
          <table:table-cell table:formula="of:=IF([.C52]=&quot;&quot;; &quot;&quot;; [.D52]/[.C52]-1)">
            <text:p/>
          </table:table-cell>
        </table:table-row>
        <table:table-row table:style-name="ro3">
          <table:table-cell table:formula="of:=IF(ISBLANK([fin2.A63]);&quot;&quot;;[fin2.A63])">
            <text:p/>
          </table:table-cell>
          <table:table-cell table:formula="of:=IF(ISBLANK([fin2.B63]);&quot;&quot;;[fin2.B63])">
            <text:p/>
          </table:table-cell>
          <table:table-cell table:formula="of:=IF(ISBLANK([fin2.C63]);&quot;&quot;;[fin2.C63])">
            <text:p/>
          </table:table-cell>
          <table:table-cell table:formula="of:=IF([.C53]=&quot;&quot;;0;(1+[.$B$2])*[.C53])" office:value-type="float" office:value="0" calcext:value-type="float">
            <text:p/>
          </table:table-cell>
          <table:table-cell table:formula="of:=IF([.C53]=&quot;&quot;; &quot;&quot;; [.D53]/[.C53]-1)">
            <text:p/>
          </table:table-cell>
        </table:table-row>
        <table:table-row table:style-name="ro3">
          <table:table-cell table:formula="of:=IF(ISBLANK([fin2.A64]);&quot;&quot;;[fin2.A64])">
            <text:p/>
          </table:table-cell>
          <table:table-cell table:formula="of:=IF(ISBLANK([fin2.B64]);&quot;&quot;;[fin2.B64])">
            <text:p/>
          </table:table-cell>
          <table:table-cell table:formula="of:=IF(ISBLANK([fin2.C64]);&quot;&quot;;[fin2.C64])">
            <text:p/>
          </table:table-cell>
          <table:table-cell table:formula="of:=IF([.C54]=&quot;&quot;;0;(1+[.$B$2])*[.C54])" office:value-type="float" office:value="0" calcext:value-type="float">
            <text:p/>
          </table:table-cell>
          <table:table-cell table:formula="of:=IF([.C54]=&quot;&quot;; &quot;&quot;; [.D54]/[.C54]-1)">
            <text:p/>
          </table:table-cell>
        </table:table-row>
        <table:table-row table:style-name="ro3">
          <table:table-cell table:formula="of:=IF(ISBLANK([fin2.A65]);&quot;&quot;;[fin2.A65])">
            <text:p/>
          </table:table-cell>
          <table:table-cell table:formula="of:=IF(ISBLANK([fin2.B65]);&quot;&quot;;[fin2.B65])">
            <text:p/>
          </table:table-cell>
          <table:table-cell table:formula="of:=IF(ISBLANK([fin2.C65]);&quot;&quot;;[fin2.C65])">
            <text:p/>
          </table:table-cell>
          <table:table-cell table:formula="of:=IF([.C55]=&quot;&quot;;0;(1+[.$B$2])*[.C55])" office:value-type="float" office:value="0" calcext:value-type="float">
            <text:p/>
          </table:table-cell>
          <table:table-cell table:formula="of:=IF([.C55]=&quot;&quot;; &quot;&quot;; [.D55]/[.C55]-1)">
            <text:p/>
          </table:table-cell>
        </table:table-row>
        <table:table-row table:style-name="ro3">
          <table:table-cell table:formula="of:=IF(ISBLANK([fin2.A66]);&quot;&quot;;[fin2.A66])">
            <text:p/>
          </table:table-cell>
          <table:table-cell table:formula="of:=IF(ISBLANK([fin2.B66]);&quot;&quot;;[fin2.B66])">
            <text:p/>
          </table:table-cell>
          <table:table-cell table:formula="of:=IF(ISBLANK([fin2.C66]);&quot;&quot;;[fin2.C66])">
            <text:p/>
          </table:table-cell>
          <table:table-cell table:formula="of:=IF([.C56]=&quot;&quot;;0;(1+[.$B$2])*[.C56])" office:value-type="float" office:value="0" calcext:value-type="float">
            <text:p/>
          </table:table-cell>
          <table:table-cell table:formula="of:=IF([.C56]=&quot;&quot;; &quot;&quot;; [.D56]/[.C56]-1)">
            <text:p/>
          </table:table-cell>
        </table:table-row>
        <table:table-row table:style-name="ro3">
          <table:table-cell table:formula="of:=IF(ISBLANK([fin2.A67]);&quot;&quot;;[fin2.A67])">
            <text:p/>
          </table:table-cell>
          <table:table-cell table:formula="of:=IF(ISBLANK([fin2.B67]);&quot;&quot;;[fin2.B67])">
            <text:p/>
          </table:table-cell>
          <table:table-cell table:formula="of:=IF(ISBLANK([fin2.C67]);&quot;&quot;;[fin2.C67])">
            <text:p/>
          </table:table-cell>
          <table:table-cell table:formula="of:=IF([.C57]=&quot;&quot;;0;(1+[.$B$2])*[.C57])" office:value-type="float" office:value="0" calcext:value-type="float">
            <text:p/>
          </table:table-cell>
          <table:table-cell table:formula="of:=IF([.C57]=&quot;&quot;; &quot;&quot;; [.D57]/[.C57]-1)">
            <text:p/>
          </table:table-cell>
        </table:table-row>
        <table:table-row table:style-name="ro3">
          <table:table-cell table:formula="of:=IF(ISBLANK([fin2.A68]);&quot;&quot;;[fin2.A68])">
            <text:p/>
          </table:table-cell>
          <table:table-cell table:formula="of:=IF(ISBLANK([fin2.B68]);&quot;&quot;;[fin2.B68])">
            <text:p/>
          </table:table-cell>
          <table:table-cell table:formula="of:=IF(ISBLANK([fin2.C68]);&quot;&quot;;[fin2.C68])">
            <text:p/>
          </table:table-cell>
          <table:table-cell table:formula="of:=IF([.C58]=&quot;&quot;;0;(1+[.$B$2])*[.C58])" office:value-type="float" office:value="0" calcext:value-type="float">
            <text:p/>
          </table:table-cell>
          <table:table-cell table:formula="of:=IF([.C58]=&quot;&quot;; &quot;&quot;; [.D58]/[.C58]-1)">
            <text:p/>
          </table:table-cell>
        </table:table-row>
        <table:table-row table:style-name="ro3">
          <table:table-cell table:formula="of:=IF(ISBLANK([fin2.A69]);&quot;&quot;;[fin2.A69])">
            <text:p/>
          </table:table-cell>
          <table:table-cell table:formula="of:=IF(ISBLANK([fin2.B69]);&quot;&quot;;[fin2.B69])">
            <text:p/>
          </table:table-cell>
          <table:table-cell table:formula="of:=IF(ISBLANK([fin2.C69]);&quot;&quot;;[fin2.C69])">
            <text:p/>
          </table:table-cell>
          <table:table-cell table:formula="of:=IF([.C59]=&quot;&quot;;0;(1+[.$B$2])*[.C59])" office:value-type="float" office:value="0" calcext:value-type="float">
            <text:p/>
          </table:table-cell>
          <table:table-cell table:formula="of:=IF([.C59]=&quot;&quot;; &quot;&quot;; [.D59]/[.C59]-1)">
            <text:p/>
          </table:table-cell>
        </table:table-row>
        <table:table-row table:style-name="ro3">
          <table:table-cell table:formula="of:=IF(ISBLANK([fin2.A70]);&quot;&quot;;[fin2.A70])">
            <text:p/>
          </table:table-cell>
          <table:table-cell table:formula="of:=IF(ISBLANK([fin2.B70]);&quot;&quot;;[fin2.B70])">
            <text:p/>
          </table:table-cell>
          <table:table-cell table:formula="of:=IF(ISBLANK([fin2.C70]);&quot;&quot;;[fin2.C70])">
            <text:p/>
          </table:table-cell>
          <table:table-cell table:formula="of:=IF([.C60]=&quot;&quot;;0;(1+[.$B$2])*[.C60])" office:value-type="float" office:value="0" calcext:value-type="float">
            <text:p/>
          </table:table-cell>
          <table:table-cell table:formula="of:=IF([.C60]=&quot;&quot;; &quot;&quot;; [.D60]/[.C60]-1)">
            <text:p/>
          </table:table-cell>
        </table:table-row>
        <table:table-row table:style-name="ro3">
          <table:table-cell table:formula="of:=IF(ISBLANK([fin2.A71]);&quot;&quot;;[fin2.A71])">
            <text:p/>
          </table:table-cell>
          <table:table-cell table:formula="of:=IF(ISBLANK([fin2.B71]);&quot;&quot;;[fin2.B71])">
            <text:p/>
          </table:table-cell>
          <table:table-cell table:formula="of:=IF(ISBLANK([fin2.C71]);&quot;&quot;;[fin2.C71])">
            <text:p/>
          </table:table-cell>
          <table:table-cell table:formula="of:=IF([.C61]=&quot;&quot;;0;(1+[.$B$2])*[.C61])" office:value-type="float" office:value="0" calcext:value-type="float">
            <text:p/>
          </table:table-cell>
          <table:table-cell table:formula="of:=IF([.C61]=&quot;&quot;; &quot;&quot;; [.D61]/[.C61]-1)">
            <text:p/>
          </table:table-cell>
        </table:table-row>
        <table:table-row table:style-name="ro3">
          <table:table-cell table:formula="of:=IF(ISBLANK([fin2.A72]);&quot;&quot;;[fin2.A72])">
            <text:p/>
          </table:table-cell>
          <table:table-cell table:formula="of:=IF(ISBLANK([fin2.B72]);&quot;&quot;;[fin2.B72])">
            <text:p/>
          </table:table-cell>
          <table:table-cell table:formula="of:=IF(ISBLANK([fin2.C72]);&quot;&quot;;[fin2.C72])">
            <text:p/>
          </table:table-cell>
          <table:table-cell table:formula="of:=IF([.C62]=&quot;&quot;;0;(1+[.$B$2])*[.C62])" office:value-type="float" office:value="0" calcext:value-type="float">
            <text:p/>
          </table:table-cell>
          <table:table-cell table:formula="of:=IF([.C62]=&quot;&quot;; &quot;&quot;; [.D62]/[.C62]-1)">
            <text:p/>
          </table:table-cell>
        </table:table-row>
        <table:table-row table:style-name="ro3">
          <table:table-cell table:formula="of:=IF(ISBLANK([fin2.A73]);&quot;&quot;;[fin2.A73])">
            <text:p/>
          </table:table-cell>
          <table:table-cell table:formula="of:=IF(ISBLANK([fin2.B73]);&quot;&quot;;[fin2.B73])">
            <text:p/>
          </table:table-cell>
          <table:table-cell table:formula="of:=IF(ISBLANK([fin2.C73]);&quot;&quot;;[fin2.C73])">
            <text:p/>
          </table:table-cell>
          <table:table-cell table:formula="of:=IF([.C63]=&quot;&quot;;0;(1+[.$B$2])*[.C63])" office:value-type="float" office:value="0" calcext:value-type="float">
            <text:p/>
          </table:table-cell>
          <table:table-cell table:formula="of:=IF([.C63]=&quot;&quot;; &quot;&quot;; [.D63]/[.C63]-1)">
            <text:p/>
          </table:table-cell>
        </table:table-row>
        <table:table-row table:style-name="ro3">
          <table:table-cell table:formula="of:=IF(ISBLANK([fin2.A74]);&quot;&quot;;[fin2.A74])">
            <text:p/>
          </table:table-cell>
          <table:table-cell table:formula="of:=IF(ISBLANK([fin2.B74]);&quot;&quot;;[fin2.B74])">
            <text:p/>
          </table:table-cell>
          <table:table-cell table:formula="of:=IF(ISBLANK([fin2.C74]);&quot;&quot;;[fin2.C74])">
            <text:p/>
          </table:table-cell>
          <table:table-cell table:formula="of:=IF([.C64]=&quot;&quot;;0;(1+[.$B$2])*[.C64])" office:value-type="float" office:value="0" calcext:value-type="float">
            <text:p/>
          </table:table-cell>
          <table:table-cell table:formula="of:=IF([.C64]=&quot;&quot;; &quot;&quot;; [.D64]/[.C64]-1)">
            <text:p/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style-name="Default" table:formula="of:=SUM([.C5:.C64])" office:value-type="float" office:value="258" calcext:value-type="float">
            <text:p>258</text:p>
          </table:table-cell>
          <table:table-cell table:style-name="Default" table:formula="of:=SUM([.D5:.D64])" office:value-type="float" office:value="276.06" calcext:value-type="float">
            <text:p>276.06</text:p>
          </table:table-cell>
          <table:table-cell table:formula="of:=IF([.C65]=&quot;&quot;; &quot;&quot;; [.D65]/[.C65]-1)" office:value-type="float" office:value="0.0700000000000001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1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1">
      <number:text/>
      <style:map style:condition="value()&gt;0" style:apply-style-name="N141P0"/>
      <style:map style:condition="value()&lt;0" style:apply-style-name="N141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5:50:40.449408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16:04:20.367013744</dc:date>
    <meta:editing-duration>PT5H43M9S</meta:editing-duration>
    <meta:editing-cycles>17</meta:editing-cycles>
    <meta:generator>LibreOffice/5.0.6.2$Linux_X86_64 LibreOffice_project/00$Build-2</meta:generator>
    <meta:document-statistic meta:table-count="5" meta:cell-count="1707" meta:object-count="0"/>
  </office:meta>
</office:document-meta>
</file>